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cm" fo:text-indent="0cm" style:auto-text-indent="false" fo:background-color="#94bd5e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6-12-22T13:59:27</dc:date>
    <dc:language>en-US</dc:language>
    <meta:editing-cycles>26</meta:editing-cycles>
    <meta:editing-duration>PT8H5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